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tarzyna Nalepka</text:p>
      <text:p text:style-name="Standard"/>
      <text:p text:style-name="Standard">Podstawy sztucznej inteligencji</text:p>
      <text:p text:style-name="Standard"/>
      <text:h text:style-name="Heading_20_1" text:outline-level="1">Harmonogram</text:h>
      <text:p text:style-name="Text_20_body"/>
      <text:p text:style-name="Text_20_body">Odczytywanie tekstu ze zdjęcia</text:p>
      <text:p text:style-name="Text_20_body"/>
      <text:p text:style-name="Text_20_body">1. Implementacja modelu sztucznego neuronu</text:p>
      <text:p text:style-name="Text_20_body">2. Implementacja wielowarstwowej, sztucznej sieci neuronowej</text:p>
      <text:p text:style-name="Text_20_body">3. Implementacja uczenia sieci z wykorzystaniem algorytmu propagacji wstecznej</text:p>
      <text:p text:style-name="Text_20_body">4. Przygotowanie danych trenujących</text:p>
      <text:p text:style-name="Text_20_body">5. Implementacja algorytmu normalizującego dane wejścio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17:59:17.86</meta:creation-date>
    <dc:date>2016-10-23T21:37:56.94</dc:date>
    <meta:editing-duration>PT3H38M36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9" meta:word-count="40" meta:character-count="361"/>
  </office:meta>
</office:document-meta>
</file>